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507fc" officeooo:paragraph-rsid="003507fc" style:font-weight-asian="bold" style:font-weight-complex="bold"/>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bold" officeooo:rsid="003b3a46" officeooo:paragraph-rsid="003b3a46"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fo:font-weight="normal" officeooo:rsid="003507fc" officeooo:paragraph-rsid="003507fc" style:font-weight-asian="normal" style:font-weight-complex="normal"/>
    </style:style>
    <style:style style:name="P7" style:family="paragraph" style:parent-style-name="Standard">
      <style:paragraph-properties fo:margin-top="0in" fo:margin-bottom="0in" style:contextual-spacing="false" fo:text-align="justify" style:justify-single-word="false"/>
      <style:text-properties style:font-name="Georgia" fo:font-weight="normal" officeooo:rsid="003b3a46" officeooo:paragraph-rsid="003b3a46" style:font-weight-asian="normal" style:font-weight-complex="normal"/>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3">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5">Talking</text:p>
      <text:p text:style-name="P7"><text:s text:c="5"/>She wants to talk. You head home to confront her. What’s there to be said about any of it to begin with. You wonder. You wonder what she’ll say, how she’ll justify her actions, her wants, her intentions.</text:p>
      <text:p text:style-name="P7"><text:s text:c="5"/>As you suspected things don’t go over well. You head out again as she’s begging for you to st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6:17:14.911000000</dc:date>
    <meta:editing-cycles>63</meta:editing-cycles>
    <meta:editing-duration>PT1H44M49S</meta:editing-duration>
    <meta:generator>LibreOffice/7.4.0.3$Windows_X86_64 LibreOffice_project/f85e47c08ddd19c015c0114a68350214f7066f5a</meta:generator>
    <meta:document-statistic meta:table-count="0" meta:image-count="0" meta:object-count="0" meta:page-count="2" meta:paragraph-count="14" meta:word-count="394" meta:character-count="2090" meta:non-whitespace-character-count="1655"/>
    <meta:template xlink:type="simple" xlink:actuate="onRequest" xlink:title="Normal.dotm" xlink:href=""/>
  </office:meta>
</office:document-meta>
</file>